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1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1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table:content-validation-name="val5" table:style-name="ce23"/>
          <table:table-cell table:content-validation-name="val7" table:style-name="ce21"/>
          <table:table-cell table:content-validation-name="val7" table:style-name="ce21"/>
          <table:table-cell table:content-validation-name="val6" table:style-name="ce24"/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table:style-name="ce13"/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table:content-validation-name="val2" table:style-name="ce22"/>
          <table:table-cell table:content-validation-name="val7" table:style-name="ce21"/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table:content-validation-name="val5" table:style-name="ce23"/>
          <table:table-cell table:content-validation-name="val7" table:style-name="ce21"/>
          <table:table-cell table:content-validation-name="val5" table:style-name="ce23"/>
          <table:table-cell table:content-validation-name="val7" table:style-name="ce21"/>
          <table:table-cell table:content-validation-name="val7" table:style-name="ce21"/>
          <table:table-cell table:content-validation-name="val6" table:style-name="ce2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2" table:style-name="ce2">
            <text:p>Year</text:p>
          </table:table-cell>
          <table:table-cell office:value-type="string" table:content-validation-name="val12" table:style-name="ce2">
            <text:p>Month</text:p>
          </table:table-cell>
          <table:table-cell office:value-type="string" table:content-validation-name="val12" table:style-name="ce3">
            <text:p>Organisation name</text:p>
          </table:table-cell>
          <table:table-cell office:value-type="string" table:content-validation-name="val12" table:style-name="ce3">
            <text:p>Organisation type</text:p>
          </table:table-cell>
          <table:table-cell office:value-type="string" table:content-validation-name="val12" table:style-name="ce4">
            <office:annotation draw:style-name="a1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2" table:style-name="ce4">
            <text:p>Payroll staff;</text:p>
            <text:p>Total;</text:p>
            <text:p>Headcount</text:p>
          </table:table-cell>
          <table:table-cell office:value-type="string" table:content-validation-name="val12" table:style-name="ce4">
            <text:p>Payroll staff;</text:p>
            <text:p>Total;</text:p>
            <text:p>Full-time equivalent</text:p>
          </table:table-cell>
          <table:table-cell office:value-type="string" table:content-validation-name="val1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0" table:style-name="ce4">
            <text:p>Payroll staff costs;</text:p>
            <text:p>Salary</text:p>
          </table:table-cell>
          <table:table-cell office:value-type="string" table:content-validation-name="val10" table:style-name="ce4">
            <text:p>Payroll staff costs;</text:p>
            <text:p>Allowances</text:p>
          </table:table-cell>
          <table:table-cell office:value-type="string" table:content-validation-name="val10" table:style-name="ce4">
            <text:p>Payroll staff costs;</text:p>
            <text:p>Non-consolidated performance payments</text:p>
          </table:table-cell>
          <table:table-cell office:value-type="string" table:content-validation-name="val10" table:style-name="ce4">
            <text:p>Payroll staff costs;</text:p>
            <text:p>Overtime</text:p>
          </table:table-cell>
          <table:table-cell office:value-type="string" table:content-validation-name="val10" table:style-name="ce4">
            <text:p>Payroll staff costs;</text:p>
            <text:p>Employer pension contributions</text:p>
          </table:table-cell>
          <table:table-cell office:value-type="string" table:content-validation-name="val1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Attorney General's Office</text:p>
          </table:table-cell>
          <table:table-cell office:value-type="string" table:content-validation-name="val11" table:style-name="ce8">
            <text:p>Ministerial Department</text:p>
          </table:table-cell>
          <table:table-cell office:value-type="string" table:content-validation-name="val11" table:style-name="ce25">
            <text:p>Attorney General's Departments</text:p>
          </table:table-cell>
          <table:table-cell office:value-type="float" office:value="7" table:content-validation-name="val13" table:style-name="ce27">
            <text:p>7.00</text:p>
          </table:table-cell>
          <table:table-cell office:value-type="float" office:value="7" table:content-validation-name="val14" table:style-name="ce26">
            <text:p>7.00</text:p>
          </table:table-cell>
          <table:table-cell office:value-type="float" office:value="7" table:content-validation-name="val13" table:style-name="ce27">
            <text:p>7.00</text:p>
          </table:table-cell>
          <table:table-cell office:value-type="float" office:value="7" table:content-validation-name="val14" table:style-name="ce26">
            <text:p>7.00</text:p>
          </table:table-cell>
          <table:table-cell office:value-type="float" office:value="13" table:content-validation-name="val13" table:style-name="ce27">
            <text:p>13.00</text:p>
          </table:table-cell>
          <table:table-cell office:value-type="float" office:value="13" table:content-validation-name="val14" table:style-name="ce26">
            <text:p>13.00</text:p>
          </table:table-cell>
          <table:table-cell office:value-type="float" office:value="20" table:content-validation-name="val13" table:style-name="ce27">
            <text:p>20.00</text:p>
          </table:table-cell>
          <table:table-cell office:value-type="float" office:value="18.970833333333331" table:content-validation-name="val14" table:style-name="ce26">
            <text:p>18.97</text:p>
          </table:table-cell>
          <table:table-cell office:value-type="float" office:value="5" table:content-validation-name="val13" table:style-name="ce27">
            <text:p>5.00</text:p>
          </table:table-cell>
          <table:table-cell office:value-type="float" office:value="5" table:content-validation-name="val14" table:style-name="ce26">
            <text:p>5.00</text:p>
          </table:table-cell>
          <table:table-cell table:content-validation-name="val13" table:style-name="ce27"/>
          <table:table-cell table:content-validation-name="val14" table:style-name="ce26"/>
          <table:table-cell office:value-type="float" office:value="52" table:formula="of:=SUM([.F2];[.H2];[.J2];[.L2];[.N2];[.P2])" table:content-validation-name="val12" table:style-name="ce10">
            <text:p>52</text:p>
          </table:table-cell>
          <table:table-cell office:value-type="float" office:value="50.970833333333331" table:formula="of:=SUM([.G2];[.I2];[.K2];[.M2];[.O2];[.Q2])" table:content-validation-name="val12" table:style-name="ce10">
            <text:p>51</text:p>
          </table:table-cell>
          <table:table-cell office:value-type="float" office:value="1" table:content-validation-name="val9" table:style-name="ce28">
            <text:p>1</text:p>
          </table:table-cell>
          <table:table-cell office:value-type="float" office:value="1" table:content-validation-name="val14" table:style-name="ce26">
            <text:p>1.00</text:p>
          </table:table-cell>
          <table:table-cell office:value-type="float" office:value="0" table:content-validation-name="val9" table:style-name="ce28">
            <text:p>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8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2" table:style-name="ce14">
            <text:p>53</text:p>
          </table:table-cell>
          <table:table-cell office:value-type="float" office:value="51.970833333333331" table:formula="of:=[.S2]+[.AA2]" table:content-validation-name="val12" table:style-name="ce14">
            <text:p>52</text:p>
          </table:table-cell>
          <table:table-cell office:value-type="currency" office:value="201380.53" table:content-validation-name="val10" table:style-name="ce15">
            <text:p>£201,380.53</text:p>
          </table:table-cell>
          <table:table-cell office:value-type="currency" office:value="7100.83" table:content-validation-name="val10" table:style-name="ce15">
            <text:p>£7,100.83</text:p>
          </table:table-cell>
          <table:table-cell office:value-type="currency" office:value="-5700" table:content-validation-name="val10" table:style-name="ce15">
            <text:p>-£5,700.00</text:p>
          </table:table-cell>
          <table:table-cell office:value-type="currency" office:value="1152.58" table:content-validation-name="val10" table:style-name="ce15">
            <text:p>£1,152.58</text:p>
          </table:table-cell>
          <table:table-cell office:value-type="currency" office:value="53645.09" table:content-validation-name="val10" table:style-name="ce15">
            <text:p>£53,645.09</text:p>
          </table:table-cell>
          <table:table-cell office:value-type="currency" office:value="23966" table:content-validation-name="val10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10" table:style-name="ce17">
            <text:p>£12,668.31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Government Legal Department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25">
            <text:p>Attorney General's Departments</text:p>
          </table:table-cell>
          <table:table-cell office:value-type="float" office:value="57" table:content-validation-name="val13" table:style-name="ce27">
            <text:p>57.00</text:p>
          </table:table-cell>
          <table:table-cell office:value-type="float" office:value="52.621471471471473" table:content-validation-name="val14" table:style-name="ce26">
            <text:p>52.62</text:p>
          </table:table-cell>
          <table:table-cell office:value-type="float" office:value="341" table:content-validation-name="val13" table:style-name="ce27">
            <text:p>341.00</text:p>
          </table:table-cell>
          <table:table-cell office:value-type="float" office:value="330.94479836979826" table:content-validation-name="val14" table:style-name="ce26">
            <text:p>330.94</text:p>
          </table:table-cell>
          <table:table-cell office:value-type="float" office:value="248" table:content-validation-name="val13" table:style-name="ce27">
            <text:p>248.00</text:p>
          </table:table-cell>
          <table:table-cell office:value-type="float" office:value="240.55322822822822" table:content-validation-name="val14" table:style-name="ce26">
            <text:p>240.55</text:p>
          </table:table-cell>
          <table:table-cell office:value-type="float" office:value="1747" table:content-validation-name="val13" table:style-name="ce27">
            <text:p>1747.00</text:p>
          </table:table-cell>
          <table:table-cell office:value-type="float" office:value="1599.1313610038567" table:content-validation-name="val14" table:style-name="ce26">
            <text:p>1599.13</text:p>
          </table:table-cell>
          <table:table-cell office:value-type="float" office:value="212" table:content-validation-name="val13" table:style-name="ce27">
            <text:p>212.00</text:p>
          </table:table-cell>
          <table:table-cell office:value-type="float" office:value="200.03689939939943" table:content-validation-name="val14" table:style-name="ce26">
            <text:p>200.04</text:p>
          </table:table-cell>
          <table:table-cell table:content-validation-name="val13" table:style-name="ce27"/>
          <table:table-cell table:content-validation-name="val14" table:style-name="ce26"/>
          <table:table-cell office:value-type="float" office:value="2605" table:formula="of:=SUM([.F3];[.H3];[.J3];[.L3];[.N3];[.P3])" table:content-validation-name="val12" table:style-name="ce10">
            <text:p>2,605</text:p>
          </table:table-cell>
          <table:table-cell office:value-type="float" office:value="2423.2877584727539" table:formula="of:=SUM([.G3];[.I3];[.K3];[.M3];[.O3];[.Q3])" table:content-validation-name="val12" table:style-name="ce10">
            <text:p>2,423</text:p>
          </table:table-cell>
          <table:table-cell office:value-type="float" office:value="163" table:content-validation-name="val9" table:style-name="ce28">
            <text:p>163</text:p>
          </table:table-cell>
          <table:table-cell office:value-type="float" office:value="160.46640926640924" table:content-validation-name="val14" table:style-name="ce26">
            <text:p>160.47</text:p>
          </table:table-cell>
          <table:table-cell office:value-type="float" office:value="199" table:content-validation-name="val9" table:style-name="ce28">
            <text:p>199</text:p>
          </table:table-cell>
          <table:table-cell office:value-type="float" office:value="196.77837837837839" table:content-validation-name="val14" table:style-name="ce26">
            <text:p>196.78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8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12" table:style-name="ce14">
            <text:p>2,967</text:p>
          </table:table-cell>
          <table:table-cell office:value-type="float" office:value="2780.5325461175416" table:formula="of:=[.S3]+[.AA3]" table:content-validation-name="val12" table:style-name="ce14">
            <text:p>2,781</text:p>
          </table:table-cell>
          <table:table-cell office:value-type="currency" office:value="10915694.380000001" table:content-validation-name="val10" table:style-name="ce15">
            <text:p>£10,915,694.38</text:p>
          </table:table-cell>
          <table:table-cell office:value-type="currency" office:value="40252.89" table:content-validation-name="val10" table:style-name="ce15">
            <text:p>£40,252.89</text:p>
          </table:table-cell>
          <table:table-cell office:value-type="currency" office:value="19750" table:content-validation-name="val10" table:style-name="ce15">
            <text:p>£19,750.00</text:p>
          </table:table-cell>
          <table:table-cell office:value-type="currency" office:value="217682.06" table:content-validation-name="val10" table:style-name="ce15">
            <text:p>£217,682.06</text:p>
          </table:table-cell>
          <table:table-cell office:value-type="currency" office:value="2996932.21" table:content-validation-name="val10" table:style-name="ce15">
            <text:p>£2,996,932.21</text:p>
          </table:table-cell>
          <table:table-cell office:value-type="currency" office:value="1381139.26" table:content-validation-name="val10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10" table:style-name="ce17">
            <text:p>£2,648,076.32</text:p>
          </table:table-cell>
          <table:table-cell office:value-type="currency" office:value="133125" table:content-validation-name="val10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Crown Prosecution Service Inspectorate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25">
            <text:p>Attorney General's Departments</text:p>
          </table:table-cell>
          <table:table-cell office:value-type="float" office:value="4" table:content-validation-name="val13" table:style-name="ce27">
            <text:p>4.00</text:p>
          </table:table-cell>
          <table:table-cell office:value-type="float" office:value="4" table:content-validation-name="val14" table:style-name="ce26">
            <text:p>4.00</text:p>
          </table:table-cell>
          <table:table-cell office:value-type="float" office:value="0" table:content-validation-name="val13" table:style-name="ce27">
            <text:p>0.0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1" table:content-validation-name="val13" table:style-name="ce27">
            <text:p>1.00</text:p>
          </table:table-cell>
          <table:table-cell office:value-type="float" office:value="0.88888888888888895" table:content-validation-name="val14" table:style-name="ce26">
            <text:p>0.89</text:p>
          </table:table-cell>
          <table:table-cell office:value-type="float" office:value="20" table:content-validation-name="val13" table:style-name="ce27">
            <text:p>20.00</text:p>
          </table:table-cell>
          <table:table-cell office:value-type="float" office:value="18.59156906906907" table:content-validation-name="val14" table:style-name="ce26">
            <text:p>18.59</text:p>
          </table:table-cell>
          <table:table-cell office:value-type="float" office:value="3" table:content-validation-name="val13" table:style-name="ce27">
            <text:p>3.00</text:p>
          </table:table-cell>
          <table:table-cell office:value-type="float" office:value="3" table:content-validation-name="val14" table:style-name="ce26">
            <text:p>3.00</text:p>
          </table:table-cell>
          <table:table-cell table:content-validation-name="val13" table:style-name="ce27"/>
          <table:table-cell table:content-validation-name="val14" table:style-name="ce26"/>
          <table:table-cell office:value-type="float" office:value="28" table:formula="of:=SUM([.F4];[.H4];[.J4];[.L4];[.N4];[.P4])" table:content-validation-name="val12" table:style-name="ce10">
            <text:p>28</text:p>
          </table:table-cell>
          <table:table-cell office:value-type="float" office:value="26.48045795795796" table:formula="of:=SUM([.G4];[.I4];[.K4];[.M4];[.O4];[.Q4])" table:content-validation-name="val12" table:style-name="ce10">
            <text:p>26</text:p>
          </table:table-cell>
          <table:table-cell office:value-type="float" office:value="0" table:content-validation-name="val9" table:style-name="ce28">
            <text:p>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9" table:style-name="ce28">
            <text:p>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14" table:style-name="ce26">
            <text:p>0.00</text:p>
          </table:table-cell>
          <table:table-cell office:value-type="float" office:value="0" table:content-validation-name="val8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12" table:style-name="ce14">
            <text:p>28</text:p>
          </table:table-cell>
          <table:table-cell office:value-type="float" office:value="26.48045795795796" table:formula="of:=[.S4]+[.AA4]" table:content-validation-name="val12" table:style-name="ce14">
            <text:p>26</text:p>
          </table:table-cell>
          <table:table-cell office:value-type="currency" office:value="134519.82999999999" table:content-validation-name="val10" table:style-name="ce15">
            <text:p>£134,519.83</text:p>
          </table:table-cell>
          <table:table-cell office:value-type="currency" office:value="500.19" table:content-validation-name="val10" table:style-name="ce15">
            <text:p>£500.19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38610.89" table:content-validation-name="val10" table:style-name="ce15">
            <text:p>£38,610.89</text:p>
          </table:table-cell>
          <table:table-cell office:value-type="currency" office:value="16640.400000000001" table:content-validation-name="val10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office:value-type="float" office:value="0" table:formula="of:=SUM([.F2];[.H2];[.J2];[.L2];[.N2];[.P2])" table:content-validation-name="val20" table:style-name="ce10">
            <text:p>0</text:p>
          </table:table-cell>
          <table:table-cell office:value-type="float" office:value="0" table:formula="of:=SUM([.G2];[.I2];[.K2];[.M2];[.O2];[.Q2])" table:content-validation-name="val20" table:style-name="ce10">
            <text:p>0</text:p>
          </table:table-cell>
          <table:table-cell table:content-validation-name="val16" table:style-name="ce33"/>
          <table:table-cell table:content-validation-name="val18" table:style-name="ce31"/>
          <table:table-cell table:content-validation-name="val16" table:style-name="ce33"/>
          <table:table-cell table:content-validation-name="val18" table:style-name="ce31"/>
          <table:table-cell table:content-validation-name="val18" table:style-name="ce31"/>
          <table:table-cell table:content-validation-name="val17" table:style-name="ce3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20" table:style-name="ce14">
            <text:p>0</text:p>
          </table:table-cell>
          <table:table-cell office:value-type="float" office:value="0" table:formula="of:=[.S2]+[.AA2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office:value-type="float" office:value="0" table:formula="of:=SUM([.F3];[.H3];[.J3];[.L3];[.N3];[.P3])" table:content-validation-name="val20" table:style-name="ce10">
            <text:p>0</text:p>
          </table:table-cell>
          <table:table-cell office:value-type="float" office:value="0" table:formula="of:=SUM([.G3];[.I3];[.K3];[.M3];[.O3];[.Q3])" table:content-validation-name="val20" table:style-name="ce10">
            <text:p>0</text:p>
          </table:table-cell>
          <table:table-cell table:content-validation-name="val16" table:style-name="ce33"/>
          <table:table-cell table:content-validation-name="val18" table:style-name="ce31"/>
          <table:table-cell table:content-validation-name="val16" table:style-name="ce33"/>
          <table:table-cell table:content-validation-name="val18" table:style-name="ce31"/>
          <table:table-cell table:content-validation-name="val18" table:style-name="ce31"/>
          <table:table-cell table:content-validation-name="val17" table:style-name="ce3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20" table:style-name="ce14">
            <text:p>0</text:p>
          </table:table-cell>
          <table:table-cell office:value-type="float" office:value="0" table:formula="of:=[.S3]+[.AA3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table:content-validation-name="val19" table:style-name="ce32"/>
          <table:table-cell table:content-validation-name="val18" table:style-name="ce31"/>
          <table:table-cell office:value-type="float" office:value="0" table:formula="of:=SUM([.F4];[.H4];[.J4];[.L4];[.N4];[.P4])" table:content-validation-name="val20" table:style-name="ce10">
            <text:p>0</text:p>
          </table:table-cell>
          <table:table-cell office:value-type="float" office:value="0" table:formula="of:=SUM([.G4];[.I4];[.K4];[.M4];[.O4];[.Q4])" table:content-validation-name="val20" table:style-name="ce10">
            <text:p>0</text:p>
          </table:table-cell>
          <table:table-cell table:content-validation-name="val16" table:style-name="ce33"/>
          <table:table-cell table:content-validation-name="val18" table:style-name="ce31"/>
          <table:table-cell table:content-validation-name="val16" table:style-name="ce33"/>
          <table:table-cell table:content-validation-name="val18" table:style-name="ce31"/>
          <table:table-cell table:content-validation-name="val18" table:style-name="ce31"/>
          <table:table-cell table:content-validation-name="val17" table:style-name="ce3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20" table:style-name="ce14">
            <text:p>0</text:p>
          </table:table-cell>
          <table:table-cell office:value-type="float" office:value="0" table:formula="of:=[.S4]+[.AA4]" table:content-validation-name="val20" table:style-name="ce14">
            <text:p>0</text:p>
          </table:table-cell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table:content-validation-name="val1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15" table:style-name="ce17"/>
          <table:table-cell table:content-validation-name="val1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office:value-type="float" office:value="0" table:formula="of:=SUM([.F2];[.H2];[.J2];[.L2];[.N2];[.P2])" table:content-validation-name="val23" table:style-name="ce10">
            <text:p>0</text:p>
          </table:table-cell>
          <table:table-cell office:value-type="float" office:value="0" table:formula="of:=SUM([.G2];[.I2];[.K2];[.M2];[.O2];[.Q2])" table:content-validation-name="val23" table:style-name="ce10">
            <text:p>0</text:p>
          </table:table-cell>
          <table:table-cell table:content-validation-name="val27" table:style-name="ce38"/>
          <table:table-cell table:content-validation-name="val25" table:style-name="ce36"/>
          <table:table-cell table:content-validation-name="val27" table:style-name="ce38"/>
          <table:table-cell table:content-validation-name="val25" table:style-name="ce36"/>
          <table:table-cell table:content-validation-name="val25" table:style-name="ce36"/>
          <table:table-cell table:content-validation-name="val26" table:style-name="ce3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23" table:style-name="ce14">
            <text:p>0</text:p>
          </table:table-cell>
          <table:table-cell office:value-type="float" office:value="0" table:formula="of:=[.S2]+[.AA2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office:value-type="float" office:value="0" table:formula="of:=SUM([.F3];[.H3];[.J3];[.L3];[.N3];[.P3])" table:content-validation-name="val23" table:style-name="ce10">
            <text:p>0</text:p>
          </table:table-cell>
          <table:table-cell office:value-type="float" office:value="0" table:formula="of:=SUM([.G3];[.I3];[.K3];[.M3];[.O3];[.Q3])" table:content-validation-name="val23" table:style-name="ce10">
            <text:p>0</text:p>
          </table:table-cell>
          <table:table-cell table:content-validation-name="val27" table:style-name="ce38"/>
          <table:table-cell table:content-validation-name="val25" table:style-name="ce36"/>
          <table:table-cell table:content-validation-name="val27" table:style-name="ce38"/>
          <table:table-cell table:content-validation-name="val25" table:style-name="ce36"/>
          <table:table-cell table:content-validation-name="val25" table:style-name="ce36"/>
          <table:table-cell table:content-validation-name="val26" table:style-name="ce3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23" table:style-name="ce14">
            <text:p>0</text:p>
          </table:table-cell>
          <table:table-cell office:value-type="float" office:value="0" table:formula="of:=[.S3]+[.AA3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table:content-validation-name="val24" table:style-name="ce37"/>
          <table:table-cell table:content-validation-name="val25" table:style-name="ce36"/>
          <table:table-cell office:value-type="float" office:value="0" table:formula="of:=SUM([.F4];[.H4];[.J4];[.L4];[.N4];[.P4])" table:content-validation-name="val23" table:style-name="ce10">
            <text:p>0</text:p>
          </table:table-cell>
          <table:table-cell office:value-type="float" office:value="0" table:formula="of:=SUM([.G4];[.I4];[.K4];[.M4];[.O4];[.Q4])" table:content-validation-name="val23" table:style-name="ce10">
            <text:p>0</text:p>
          </table:table-cell>
          <table:table-cell table:content-validation-name="val27" table:style-name="ce38"/>
          <table:table-cell table:content-validation-name="val25" table:style-name="ce36"/>
          <table:table-cell table:content-validation-name="val27" table:style-name="ce38"/>
          <table:table-cell table:content-validation-name="val25" table:style-name="ce36"/>
          <table:table-cell table:content-validation-name="val25" table:style-name="ce36"/>
          <table:table-cell table:content-validation-name="val26" table:style-name="ce3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23" table:style-name="ce14">
            <text:p>0</text:p>
          </table:table-cell>
          <table:table-cell office:value-type="float" office:value="0" table:formula="of:=[.S4]+[.AA4]" table:content-validation-name="val23" table:style-name="ce14">
            <text:p>0</text:p>
          </table:table-cell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table:content-validation-name="val2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28" table:style-name="ce17"/>
          <table:table-cell table:content-validation-name="val2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2];[.H2];[.J2];[.L2];[.N2];[.P2])" table:content-validation-name="val30" table:style-name="ce10">
            <text:p>0</text:p>
          </table:table-cell>
          <table:table-cell office:value-type="float" office:value="0" table:formula="of:=SUM([.G2];[.I2];[.K2];[.M2];[.O2];[.Q2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30" table:style-name="ce14">
            <text:p>0</text:p>
          </table:table-cell>
          <table:table-cell office:value-type="float" office:value="0" table:formula="of:=[.S2]+[.AA2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3];[.H3];[.J3];[.L3];[.N3];[.P3])" table:content-validation-name="val30" table:style-name="ce10">
            <text:p>0</text:p>
          </table:table-cell>
          <table:table-cell office:value-type="float" office:value="0" table:formula="of:=SUM([.G3];[.I3];[.K3];[.M3];[.O3];[.Q3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30" table:style-name="ce14">
            <text:p>0</text:p>
          </table:table-cell>
          <table:table-cell office:value-type="float" office:value="0" table:formula="of:=[.S3]+[.AA3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table:content-validation-name="val31" table:style-name="ce42"/>
          <table:table-cell table:content-validation-name="val32" table:style-name="ce41"/>
          <table:table-cell office:value-type="float" office:value="0" table:formula="of:=SUM([.F4];[.H4];[.J4];[.L4];[.N4];[.P4])" table:content-validation-name="val30" table:style-name="ce10">
            <text:p>0</text:p>
          </table:table-cell>
          <table:table-cell office:value-type="float" office:value="0" table:formula="of:=SUM([.G4];[.I4];[.K4];[.M4];[.O4];[.Q4])" table:content-validation-name="val30" table:style-name="ce10">
            <text:p>0</text:p>
          </table:table-cell>
          <table:table-cell table:content-validation-name="val34" table:style-name="ce43"/>
          <table:table-cell table:content-validation-name="val32" table:style-name="ce41"/>
          <table:table-cell table:content-validation-name="val34" table:style-name="ce43"/>
          <table:table-cell table:content-validation-name="val32" table:style-name="ce41"/>
          <table:table-cell table:content-validation-name="val32" table:style-name="ce41"/>
          <table:table-cell table:content-validation-name="val33" table:style-name="ce4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30" table:style-name="ce14">
            <text:p>0</text:p>
          </table:table-cell>
          <table:table-cell office:value-type="float" office:value="0" table:formula="of:=[.S4]+[.AA4]" table:content-validation-name="val30" table:style-name="ce14">
            <text:p>0</text:p>
          </table:table-cell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table:content-validation-name="val35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5" table:style-name="ce17"/>
          <table:table-cell table:content-validation-name="val35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2];[.H2];[.J2];[.L2];[.N2];[.P2])" table:content-validation-name="val41" table:style-name="ce10">
            <text:p>0</text:p>
          </table:table-cell>
          <table:table-cell office:value-type="float" office:value="0" table:formula="of:=SUM([.G2];[.I2];[.K2];[.M2];[.O2];[.Q2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1" table:style-name="ce14">
            <text:p>0</text:p>
          </table:table-cell>
          <table:table-cell office:value-type="float" office:value="0" table:formula="of:=[.S2]+[.AA2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3];[.H3];[.J3];[.L3];[.N3];[.P3])" table:content-validation-name="val41" table:style-name="ce10">
            <text:p>0</text:p>
          </table:table-cell>
          <table:table-cell office:value-type="float" office:value="0" table:formula="of:=SUM([.G3];[.I3];[.K3];[.M3];[.O3];[.Q3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1" table:style-name="ce14">
            <text:p>0</text:p>
          </table:table-cell>
          <table:table-cell office:value-type="float" office:value="0" table:formula="of:=[.S3]+[.AA3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table:content-validation-name="val40" table:style-name="ce47"/>
          <table:table-cell table:content-validation-name="val39" table:style-name="ce46"/>
          <table:table-cell office:value-type="float" office:value="0" table:formula="of:=SUM([.F4];[.H4];[.J4];[.L4];[.N4];[.P4])" table:content-validation-name="val41" table:style-name="ce10">
            <text:p>0</text:p>
          </table:table-cell>
          <table:table-cell office:value-type="float" office:value="0" table:formula="of:=SUM([.G4];[.I4];[.K4];[.M4];[.O4];[.Q4])" table:content-validation-name="val41" table:style-name="ce10">
            <text:p>0</text:p>
          </table:table-cell>
          <table:table-cell table:content-validation-name="val37" table:style-name="ce48"/>
          <table:table-cell table:content-validation-name="val39" table:style-name="ce46"/>
          <table:table-cell table:content-validation-name="val37" table:style-name="ce48"/>
          <table:table-cell table:content-validation-name="val39" table:style-name="ce46"/>
          <table:table-cell table:content-validation-name="val39" table:style-name="ce46"/>
          <table:table-cell table:content-validation-name="val38" table:style-name="ce4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1" table:style-name="ce14">
            <text:p>0</text:p>
          </table:table-cell>
          <table:table-cell office:value-type="float" office:value="0" table:formula="of:=[.S4]+[.AA4]" table:content-validation-name="val41" table:style-name="ce14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2];[.H2];[.J2];[.L2];[.N2];[.P2])" table:content-validation-name="val44" table:style-name="ce10">
            <text:p>0</text:p>
          </table:table-cell>
          <table:table-cell office:value-type="float" office:value="0" table:formula="of:=SUM([.G2];[.I2];[.K2];[.M2];[.O2];[.Q2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44" table:style-name="ce14">
            <text:p>0</text:p>
          </table:table-cell>
          <table:table-cell office:value-type="float" office:value="0" table:formula="of:=[.S2]+[.AA2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3];[.H3];[.J3];[.L3];[.N3];[.P3])" table:content-validation-name="val44" table:style-name="ce10">
            <text:p>0</text:p>
          </table:table-cell>
          <table:table-cell office:value-type="float" office:value="0" table:formula="of:=SUM([.G3];[.I3];[.K3];[.M3];[.O3];[.Q3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44" table:style-name="ce14">
            <text:p>0</text:p>
          </table:table-cell>
          <table:table-cell office:value-type="float" office:value="0" table:formula="of:=[.S3]+[.AA3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table:content-validation-name="val45" table:style-name="ce52"/>
          <table:table-cell table:content-validation-name="val46" table:style-name="ce51"/>
          <table:table-cell office:value-type="float" office:value="0" table:formula="of:=SUM([.F4];[.H4];[.J4];[.L4];[.N4];[.P4])" table:content-validation-name="val44" table:style-name="ce10">
            <text:p>0</text:p>
          </table:table-cell>
          <table:table-cell office:value-type="float" office:value="0" table:formula="of:=SUM([.G4];[.I4];[.K4];[.M4];[.O4];[.Q4])" table:content-validation-name="val44" table:style-name="ce10">
            <text:p>0</text:p>
          </table:table-cell>
          <table:table-cell table:content-validation-name="val48" table:style-name="ce53"/>
          <table:table-cell table:content-validation-name="val46" table:style-name="ce51"/>
          <table:table-cell table:content-validation-name="val48" table:style-name="ce53"/>
          <table:table-cell table:content-validation-name="val46" table:style-name="ce51"/>
          <table:table-cell table:content-validation-name="val46" table:style-name="ce51"/>
          <table:table-cell table:content-validation-name="val47" table:style-name="ce5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44" table:style-name="ce14">
            <text:p>0</text:p>
          </table:table-cell>
          <table:table-cell office:value-type="float" office:value="0" table:formula="of:=[.S4]+[.AA4]" table:content-validation-name="val44" table:style-name="ce14">
            <text:p>0</text:p>
          </table:table-cell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table:content-validation-name="val49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49" table:style-name="ce17"/>
          <table:table-cell table:content-validation-name="val49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2];[.H2];[.J2];[.L2];[.N2];[.P2])" table:content-validation-name="val55" table:style-name="ce10">
            <text:p>0</text:p>
          </table:table-cell>
          <table:table-cell office:value-type="float" office:value="0" table:formula="of:=SUM([.G2];[.I2];[.K2];[.M2];[.O2];[.Q2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55" table:style-name="ce14">
            <text:p>0</text:p>
          </table:table-cell>
          <table:table-cell office:value-type="float" office:value="0" table:formula="of:=[.S2]+[.AA2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3];[.H3];[.J3];[.L3];[.N3];[.P3])" table:content-validation-name="val55" table:style-name="ce10">
            <text:p>0</text:p>
          </table:table-cell>
          <table:table-cell office:value-type="float" office:value="0" table:formula="of:=SUM([.G3];[.I3];[.K3];[.M3];[.O3];[.Q3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55" table:style-name="ce14">
            <text:p>0</text:p>
          </table:table-cell>
          <table:table-cell office:value-type="float" office:value="0" table:formula="of:=[.S3]+[.AA3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table:content-validation-name="val54" table:style-name="ce57"/>
          <table:table-cell table:content-validation-name="val53" table:style-name="ce56"/>
          <table:table-cell office:value-type="float" office:value="0" table:formula="of:=SUM([.F4];[.H4];[.J4];[.L4];[.N4];[.P4])" table:content-validation-name="val55" table:style-name="ce10">
            <text:p>0</text:p>
          </table:table-cell>
          <table:table-cell office:value-type="float" office:value="0" table:formula="of:=SUM([.G4];[.I4];[.K4];[.M4];[.O4];[.Q4])" table:content-validation-name="val55" table:style-name="ce10">
            <text:p>0</text:p>
          </table:table-cell>
          <table:table-cell table:content-validation-name="val51" table:style-name="ce58"/>
          <table:table-cell table:content-validation-name="val53" table:style-name="ce56"/>
          <table:table-cell table:content-validation-name="val51" table:style-name="ce58"/>
          <table:table-cell table:content-validation-name="val53" table:style-name="ce56"/>
          <table:table-cell table:content-validation-name="val53" table:style-name="ce56"/>
          <table:table-cell table:content-validation-name="val52" table:style-name="ce5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55" table:style-name="ce14">
            <text:p>0</text:p>
          </table:table-cell>
          <table:table-cell office:value-type="float" office:value="0" table:formula="of:=[.S4]+[.AA4]" table:content-validation-name="val55" table:style-name="ce14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2];[.H2];[.J2];[.L2];[.N2];[.P2])" table:content-validation-name="val62" table:style-name="ce10">
            <text:p>0</text:p>
          </table:table-cell>
          <table:table-cell office:value-type="float" office:value="0" table:formula="of:=SUM([.G2];[.I2];[.K2];[.M2];[.O2];[.Q2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2" table:style-name="ce14">
            <text:p>0</text:p>
          </table:table-cell>
          <table:table-cell office:value-type="float" office:value="0" table:formula="of:=[.S2]+[.AA2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3];[.H3];[.J3];[.L3];[.N3];[.P3])" table:content-validation-name="val62" table:style-name="ce10">
            <text:p>0</text:p>
          </table:table-cell>
          <table:table-cell office:value-type="float" office:value="0" table:formula="of:=SUM([.G3];[.I3];[.K3];[.M3];[.O3];[.Q3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2" table:style-name="ce14">
            <text:p>0</text:p>
          </table:table-cell>
          <table:table-cell office:value-type="float" office:value="0" table:formula="of:=[.S3]+[.AA3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table:content-validation-name="val61" table:style-name="ce62"/>
          <table:table-cell table:content-validation-name="val60" table:style-name="ce61"/>
          <table:table-cell office:value-type="float" office:value="0" table:formula="of:=SUM([.F4];[.H4];[.J4];[.L4];[.N4];[.P4])" table:content-validation-name="val62" table:style-name="ce10">
            <text:p>0</text:p>
          </table:table-cell>
          <table:table-cell office:value-type="float" office:value="0" table:formula="of:=SUM([.G4];[.I4];[.K4];[.M4];[.O4];[.Q4])" table:content-validation-name="val62" table:style-name="ce10">
            <text:p>0</text:p>
          </table:table-cell>
          <table:table-cell table:content-validation-name="val58" table:style-name="ce63"/>
          <table:table-cell table:content-validation-name="val60" table:style-name="ce61"/>
          <table:table-cell table:content-validation-name="val58" table:style-name="ce63"/>
          <table:table-cell table:content-validation-name="val60" table:style-name="ce61"/>
          <table:table-cell table:content-validation-name="val60" table:style-name="ce61"/>
          <table:table-cell table:content-validation-name="val59" table:style-name="ce6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2" table:style-name="ce14">
            <text:p>0</text:p>
          </table:table-cell>
          <table:table-cell office:value-type="float" office:value="0" table:formula="of:=[.S4]+[.AA4]" table:content-validation-name="val62" table:style-name="ce14">
            <text:p>0</text:p>
          </table:table-cell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table:content-validation-name="val5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57" table:style-name="ce17"/>
          <table:table-cell table:content-validation-name="val5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2];[.H2];[.J2];[.L2];[.N2];[.P2])" table:content-validation-name="val65" table:style-name="ce10">
            <text:p>0</text:p>
          </table:table-cell>
          <table:table-cell office:value-type="float" office:value="0" table:formula="of:=SUM([.G2];[.I2];[.K2];[.M2];[.O2];[.Q2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65" table:style-name="ce14">
            <text:p>0</text:p>
          </table:table-cell>
          <table:table-cell office:value-type="float" office:value="0" table:formula="of:=[.S2]+[.AA2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3];[.H3];[.J3];[.L3];[.N3];[.P3])" table:content-validation-name="val65" table:style-name="ce10">
            <text:p>0</text:p>
          </table:table-cell>
          <table:table-cell office:value-type="float" office:value="0" table:formula="of:=SUM([.G3];[.I3];[.K3];[.M3];[.O3];[.Q3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65" table:style-name="ce14">
            <text:p>0</text:p>
          </table:table-cell>
          <table:table-cell office:value-type="float" office:value="0" table:formula="of:=[.S3]+[.AA3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table:content-validation-name="val66" table:style-name="ce67"/>
          <table:table-cell table:content-validation-name="val67" table:style-name="ce66"/>
          <table:table-cell office:value-type="float" office:value="0" table:formula="of:=SUM([.F4];[.H4];[.J4];[.L4];[.N4];[.P4])" table:content-validation-name="val65" table:style-name="ce10">
            <text:p>0</text:p>
          </table:table-cell>
          <table:table-cell office:value-type="float" office:value="0" table:formula="of:=SUM([.G4];[.I4];[.K4];[.M4];[.O4];[.Q4])" table:content-validation-name="val65" table:style-name="ce10">
            <text:p>0</text:p>
          </table:table-cell>
          <table:table-cell table:content-validation-name="val69" table:style-name="ce68"/>
          <table:table-cell table:content-validation-name="val67" table:style-name="ce66"/>
          <table:table-cell table:content-validation-name="val69" table:style-name="ce68"/>
          <table:table-cell table:content-validation-name="val67" table:style-name="ce66"/>
          <table:table-cell table:content-validation-name="val67" table:style-name="ce66"/>
          <table:table-cell table:content-validation-name="val68" table:style-name="ce6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65" table:style-name="ce14">
            <text:p>0</text:p>
          </table:table-cell>
          <table:table-cell office:value-type="float" office:value="0" table:formula="of:=[.S4]+[.AA4]" table:content-validation-name="val65" table:style-name="ce14">
            <text:p>0</text:p>
          </table:table-cell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table:content-validation-name="val70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0" table:style-name="ce17"/>
          <table:table-cell table:content-validation-name="val70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2];[.H2];[.J2];[.L2];[.N2];[.P2])" table:content-validation-name="val72" table:style-name="ce10">
            <text:p>0</text:p>
          </table:table-cell>
          <table:table-cell office:value-type="float" office:value="0" table:formula="of:=SUM([.G2];[.I2];[.K2];[.M2];[.O2];[.Q2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72" table:style-name="ce14">
            <text:p>0</text:p>
          </table:table-cell>
          <table:table-cell office:value-type="float" office:value="0" table:formula="of:=[.S2]+[.AA2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3];[.H3];[.J3];[.L3];[.N3];[.P3])" table:content-validation-name="val72" table:style-name="ce10">
            <text:p>0</text:p>
          </table:table-cell>
          <table:table-cell office:value-type="float" office:value="0" table:formula="of:=SUM([.G3];[.I3];[.K3];[.M3];[.O3];[.Q3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72" table:style-name="ce14">
            <text:p>0</text:p>
          </table:table-cell>
          <table:table-cell office:value-type="float" office:value="0" table:formula="of:=[.S3]+[.AA3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table:content-validation-name="val73" table:style-name="ce72"/>
          <table:table-cell table:content-validation-name="val74" table:style-name="ce71"/>
          <table:table-cell office:value-type="float" office:value="0" table:formula="of:=SUM([.F4];[.H4];[.J4];[.L4];[.N4];[.P4])" table:content-validation-name="val72" table:style-name="ce10">
            <text:p>0</text:p>
          </table:table-cell>
          <table:table-cell office:value-type="float" office:value="0" table:formula="of:=SUM([.G4];[.I4];[.K4];[.M4];[.O4];[.Q4])" table:content-validation-name="val72" table:style-name="ce10">
            <text:p>0</text:p>
          </table:table-cell>
          <table:table-cell table:content-validation-name="val76" table:style-name="ce73"/>
          <table:table-cell table:content-validation-name="val74" table:style-name="ce71"/>
          <table:table-cell table:content-validation-name="val76" table:style-name="ce73"/>
          <table:table-cell table:content-validation-name="val74" table:style-name="ce71"/>
          <table:table-cell table:content-validation-name="val74" table:style-name="ce71"/>
          <table:table-cell table:content-validation-name="val75" table:style-name="ce74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72" table:style-name="ce14">
            <text:p>0</text:p>
          </table:table-cell>
          <table:table-cell office:value-type="float" office:value="0" table:formula="of:=[.S4]+[.AA4]" table:content-validation-name="val72" table:style-name="ce14">
            <text:p>0</text:p>
          </table:table-cell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table:content-validation-name="val77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7" table:style-name="ce17"/>
          <table:table-cell table:content-validation-name="val77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88541666666667in" svg:y="0.0104166666666667in" svg:width="4.79166666666667in" svg:height="1.0416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2];[.H2];[.J2];[.L2];[.N2];[.P2])" table:content-validation-name="val83" table:style-name="ce10">
            <text:p>0</text:p>
          </table:table-cell>
          <table:table-cell office:value-type="float" office:value="0" table:formula="of:=SUM([.G2];[.I2];[.K2];[.M2];[.O2];[.Q2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style-name="ce13"/>
          <table:table-cell office:value-type="float" office:value="0" table:formula="of:=[.R2]+[.Z2]" table:content-validation-name="val83" table:style-name="ce14">
            <text:p>0</text:p>
          </table:table-cell>
          <table:table-cell office:value-type="float" office:value="0" table:formula="of:=[.S2]+[.AA2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0" table:formula="of:=SUM([.AN2];[.AK2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3];[.H3];[.J3];[.L3];[.N3];[.P3])" table:content-validation-name="val83" table:style-name="ce10">
            <text:p>0</text:p>
          </table:table-cell>
          <table:table-cell office:value-type="float" office:value="0" table:formula="of:=SUM([.G3];[.I3];[.K3];[.M3];[.O3];[.Q3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3];[.V3];[.X3])" table:style-name="ce12">
            <text:p>0</text:p>
          </table:table-cell>
          <table:table-cell office:value-type="float" office:value="0" table:formula="of:=SUM([.U3];[.W3];[.Y3])" table:style-name="ce12">
            <text:p>0</text:p>
          </table:table-cell>
          <table:table-cell table:style-name="ce13"/>
          <table:table-cell office:value-type="float" office:value="0" table:formula="of:=[.R3]+[.Z3]" table:content-validation-name="val83" table:style-name="ce14">
            <text:p>0</text:p>
          </table:table-cell>
          <table:table-cell office:value-type="float" office:value="0" table:formula="of:=[.S3]+[.AA3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18">
            <text:p>£0.00</text:p>
          </table:table-cell>
          <table:table-cell office:value-type="currency" office:value="0" table:formula="of:=SUM([.AN3];[.AK3])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table:content-validation-name="val82" table:style-name="ce77"/>
          <table:table-cell table:content-validation-name="val81" table:style-name="ce76"/>
          <table:table-cell office:value-type="float" office:value="0" table:formula="of:=SUM([.F4];[.H4];[.J4];[.L4];[.N4];[.P4])" table:content-validation-name="val83" table:style-name="ce10">
            <text:p>0</text:p>
          </table:table-cell>
          <table:table-cell office:value-type="float" office:value="0" table:formula="of:=SUM([.G4];[.I4];[.K4];[.M4];[.O4];[.Q4])" table:content-validation-name="val83" table:style-name="ce10">
            <text:p>0</text:p>
          </table:table-cell>
          <table:table-cell table:content-validation-name="val79" table:style-name="ce78"/>
          <table:table-cell table:content-validation-name="val81" table:style-name="ce76"/>
          <table:table-cell table:content-validation-name="val79" table:style-name="ce78"/>
          <table:table-cell table:content-validation-name="val81" table:style-name="ce76"/>
          <table:table-cell table:content-validation-name="val81" table:style-name="ce76"/>
          <table:table-cell table:content-validation-name="val80" table:style-name="ce79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style-name="ce13"/>
          <table:table-cell office:value-type="float" office:value="0" table:formula="of:=[.R4]+[.Z4]" table:content-validation-name="val83" table:style-name="ce14">
            <text:p>0</text:p>
          </table:table-cell>
          <table:table-cell office:value-type="float" office:value="0" table:formula="of:=[.S4]+[.AA4]" table:content-validation-name="val83" table:style-name="ce14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16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0" table:formula="of:=SUM([.AN4];[.AK4])" table:style-name="ce16">
            <text:p>£0.0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">
      <number:currency-symbol>£</number:currency-symbol>
      <number:number number: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len Demetriou</meta:initial-creator>
    <dc:creator>Helen Demetriou</dc:creator>
    <meta:creation-date>2022-05-16T16:05:07Z</meta:creation-date>
    <dc:date>2022-06-20T11:24:19Z</dc:date>
  </office:meta>
</office:document-meta>
</file>